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List_20_Paragraph">
      <style:paragraph-properties fo:text-align="justify" style:justify-single-word="false"/>
      <style:text-properties fo:font-size="14pt" fo:font-weight="normal" officeooo:rsid="00076e76" officeooo:paragraph-rsid="00076e76" style:font-size-asian="14pt" style:font-weight-asian="normal" style:font-size-complex="14pt" style:font-weight-complex="normal"/>
    </style:style>
    <style:style style:name="P3" style:family="paragraph" style:parent-style-name="Title" style:master-page-name="Standard">
      <style:paragraph-properties style:page-number="auto"/>
    </style:style>
    <style:style style:name="P4" style:family="paragraph" style:parent-style-name="List_20_Paragraph" style:list-style-name="WWNum1">
      <style:paragraph-properties fo:text-align="justify" style:justify-single-word="false"/>
      <style:text-properties fo:font-weight="bold" style:font-weight-asian="bold" style:font-weight-complex="bold"/>
    </style:style>
    <style:style style:name="P5" style:family="paragraph" style:parent-style-name="List_20_Paragraph" style:list-style-name="WWNum1">
      <style:paragraph-properties fo:text-align="justify" style:justify-single-word="false"/>
      <style:text-properties fo:font-weight="bold" officeooo:paragraph-rsid="0009127d" style:font-weight-asian="bold" style:font-weight-complex="bold"/>
    </style:style>
    <style:style style:name="P6" style:family="paragraph" style:parent-style-name="List_20_Paragraph" style:list-style-name="WWNum1">
      <style:paragraph-properties fo:text-align="justify" style:justify-single-word="false"/>
      <style:text-properties fo:font-weight="bold" officeooo:paragraph-rsid="000b4e58" style:font-weight-asian="bold" style:font-weight-complex="bold"/>
    </style:style>
    <style:style style:name="P7" style:family="paragraph" style:parent-style-name="List_20_Paragraph" style:list-style-name="L1">
      <style:paragraph-properties fo:text-align="justify" style:justify-single-word="false"/>
      <style:text-properties fo:font-size="14pt" fo:font-weight="normal" officeooo:rsid="00076e76" officeooo:paragraph-rsid="00076e76" style:font-size-asian="14pt" style:font-weight-asian="normal" style:font-size-complex="14pt" style:font-weight-complex="normal"/>
    </style:style>
    <style:style style:name="P8" style:family="paragraph" style:parent-style-name="List_20_Paragraph">
      <style:paragraph-properties fo:text-align="justify" style:justify-single-word="false"/>
      <style:text-properties fo:font-size="14pt" fo:font-weight="normal" officeooo:paragraph-rsid="0009127d" style:font-size-asian="14pt" style:font-weight-asian="normal" style:font-size-complex="14pt" style:font-weight-complex="normal"/>
    </style:style>
    <style:style style:name="P9" style:family="paragraph" style:parent-style-name="List_20_Paragraph">
      <style:paragraph-properties fo:text-align="justify" style:justify-single-word="false"/>
      <style:text-properties fo:font-size="14pt" fo:font-weight="normal" officeooo:rsid="0009127d" officeooo:paragraph-rsid="0009127d" style:font-size-asian="14pt" style:font-weight-asian="normal" style:font-size-complex="14pt" style:font-weight-complex="normal"/>
    </style:style>
    <style:style style:name="P10" style:family="paragraph" style:parent-style-name="List_20_Paragraph">
      <style:paragraph-properties fo:text-align="justify" style:justify-single-word="false"/>
      <style:text-properties fo:font-size="14pt" fo:font-weight="normal" officeooo:rsid="000a17db" officeooo:paragraph-rsid="000a17db" style:font-size-asian="14pt" style:font-weight-asian="normal" style:font-size-complex="14pt" style:font-weight-complex="normal"/>
    </style:style>
    <style:style style:name="P11" style:family="paragraph" style:parent-style-name="List_20_Paragraph" style:list-style-name="L2">
      <style:paragraph-properties fo:text-align="justify" style:justify-single-word="false"/>
      <style:text-properties fo:font-size="14pt" fo:font-weight="normal" officeooo:rsid="000a17db" officeooo:paragraph-rsid="000a17db" style:font-size-asian="14pt" style:font-weight-asian="normal" style:font-size-complex="14pt" style:font-weight-complex="normal"/>
    </style:style>
    <style:style style:name="P12" style:family="paragraph" style:parent-style-name="List_20_Paragraph">
      <style:paragraph-properties fo:text-align="justify" style:justify-single-word="false"/>
      <style:text-properties fo:font-size="14pt" fo:font-weight="normal" officeooo:rsid="000b4e58" officeooo:paragraph-rsid="000b4e58" style:font-size-asian="14pt" style:font-weight-asian="normal" style:font-size-complex="14pt" style:font-weight-complex="normal"/>
    </style:style>
    <style:style style:name="P13" style:family="paragraph" style:parent-style-name="List_20_Paragraph" style:list-style-name="L3">
      <style:paragraph-properties fo:text-align="justify" style:justify-single-word="false"/>
      <style:text-properties fo:font-size="14pt" fo:font-weight="normal" officeooo:rsid="000b4e58" officeooo:paragraph-rsid="000b4e58" style:font-size-asian="14pt" style:font-weight-asian="normal" style:font-size-complex="14pt" style:font-weight-complex="normal"/>
    </style:style>
    <style:style style:name="P14" style:family="paragraph" style:parent-style-name="List_20_Paragraph" style:list-style-name="WWNum1">
      <style:paragraph-properties fo:text-align="justify" style:justify-single-word="false"/>
      <style:text-properties fo:font-size="14pt" fo:font-weight="bold" officeooo:paragraph-rsid="000a17db" style:font-size-asian="14pt" style:font-weight-asian="bold" style:font-size-complex="14pt" style:font-weight-complex="bold"/>
    </style:style>
    <style:style style:name="P15" style:family="paragraph" style:parent-style-name="List_20_Paragraph">
      <style:paragraph-properties fo:text-align="justify" style:justify-single-word="false"/>
      <style:text-properties fo:font-weight="normal" officeooo:rsid="000b4e58" officeooo:paragraph-rsid="000b4e58" style:font-weight-asian="normal" style:font-weight-complex="normal"/>
    </style:style>
    <style:style style:name="P16" style:family="paragraph" style:parent-style-name="List_20_Paragraph" style:list-style-name="L4">
      <style:paragraph-properties fo:text-align="justify" style:justify-single-word="false"/>
      <style:text-properties fo:font-weight="normal" officeooo:rsid="000b4e58" officeooo:paragraph-rsid="000b4e5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font-size="14pt" fo:font-weight="normal" officeooo:rsid="000b4e58" officeooo:paragraph-rsid="000b4e58"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17db"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31cm" fo:text-indent="-0.635cm" fo:margin-left="7.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6cm" fo:text-indent="-0.635cm" fo:margin-left="8.3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s Lean Startup</text:p>
      <text:p text:style-name="Standard"/>
      <text:list xml:id="list1535536137" text:style-name="WWNum1">
        <text:list-item>
          <text:p text:style-name="P4"><text:span text:style-name="T1">Explica con tus palabras en qué consiste el método </text:span><text:span text:style-name="T2">Build-Measure-Learn</text:span><text:span text:style-name="T1">.</text:span></text:p>
        </text:list-item>
      </text:list>
      <text:p text:style-name="P2">Se trata de un método muy importante para el desarrollo de las startup,el cual se basa en construir una idea de negocio poniéndola en práctica (aunque únicamente funcione la parte indispensable), medir si esta es factible y proporciona los beneficios deseados y en base a esto:</text:p>
      <text:list xml:id="list2941800256" text:style-name="L1">
        <text:list-item>
          <text:p text:style-name="P7">Si los beneficios son los requeridos, podemos continuar con esta idea desarrollando aún más el negocio.</text:p>
        </text:list-item>
        <text:list-item>
          <text:p text:style-name="P7">En caso negativo, debemos pivotar la dirección del negocio con el fin de tomar otro rumbo más beneficioso que el actual. Debemos tener en cuenta que este proceso de pivotaje nos proporciona un aprendizaje, </text:p>
        </text:list-item>
      </text:list>
      <text:p text:style-name="P1"/>
      <text:list xml:id="list235008438791439" text:continue-list="list1535536137" text:style-name="WWNum1">
        <text:list-item>
          <text:p text:style-name="P4"><text:span text:style-name="T1">¿Qué es el </text:span><text:span text:style-name="T2">aprendizaje validado</text:span><text:span text:style-name="T1">?</text:span></text:p>
        </text:list-item>
      </text:list>
      <text:p text:style-name="P9">El aprendizaje validado es un principio basado en la idea de que aunque un planteamiento aplicado no ha dado los resultados deseados, este ha servido para obtener un conocimiento necesario con el que entender mejor como virar hacia otro planteamiento exitoso. </text:p>
      <text:p text:style-name="P9"/>
      <text:p text:style-name="P9">Este principio se basa en la idea de que para poder aprender y avanzar es necesario experimentar aplicando nuestras ideas y que todo intento es aprovechable y aporta beneficios, aunque estos sean en forma de conocimientos que nos ayuden a llegar al éxito en un futuro.</text:p>
      <text:p text:style-name="P8"/>
      <text:list xml:id="list235008085538964" text:continue-numbering="true" text:style-name="WWNum1">
        <text:list-item>
          <text:p text:style-name="P5"><text:span text:style-name="T1">Explica las diferencias entre </text:span><text:span text:style-name="T2">hipótesis de valor e hipótesis de crecimiento</text:span><text:span text:style-name="T1">.</text:span></text:p>
        </text:list-item>
      </text:list>
      <text:p text:style-name="P9">Ambas hipótesis sirven para verificar cuando un producto o servicio puede tener éxito comercial, pero parten de premisas diferentes. Por una parte, la <text:span text:style-name="T3">hipótesis de valor</text:span><text:span text:style-name="T4"> indica que un producto aporta valor cuando los clientes lo usan, es decir, que será exitoso si es un producto demandado por los clientes.</text:span></text:p>
      <text:p text:style-name="P9"><text:span text:style-name="T4"/></text:p>
      <text:p text:style-name="P9"><text:soft-page-break/><text:span text:style-name="T4">Por otra parte, la </text:span><text:span text:style-name="T3">hipótesis de crecimiento</text:span><text:span text:style-name="T4"> </text:span><text:span text:style-name="T5">indica que un producto aporta valor cuando mejora a otra producto ya existente haciendo crecer el mismo, es decir, será exitoso si es capaz de ser mejor que otro producto existente al que busca sustituir.</text:span></text:p>
      <text:p text:style-name="P1"/>
      <text:list xml:id="list235009191628638" text:continue-numbering="true" text:style-name="WWNum1">
        <text:list-item>
          <text:p text:style-name="P14">Explica 2 tipos de PMV.</text:p>
        </text:list-item>
      </text:list>
      <text:p text:style-name="P10">Los PMV nos permiten verificar si nuestro producto esta bien enfocado y tiene cabida en el mercado, es decir, si hay una demanda para el mismo. Dos PMV diferentes descritos con mos palabras:</text:p>
      <text:list xml:id="list3266834634" text:style-name="L2">
        <text:list-item>
          <text:p text:style-name="P11">Un PMV puede proporcionar al cliente la impresión de estar interactuando directamente con un sistema automatizado y totalmente pulido, aunque en realidad resulte que este se encuentra en una fase más temprana de desarrollo y los automatismos se realicen de forma manual.</text:p>
        </text:list-item>
        <text:list-item>
          <text:p text:style-name="P11">Un PMV puede estar basado en explicar directamente a los posibles usuarios el producto o servicio en cuestión, además de mostrarse una simulación del mismo, junto a la cual pedirle apoyo con el fin de ver la demanda que este tiene.</text:p>
        </text:list-item>
      </text:list>
      <text:p text:style-name="P1"/>
      <text:list xml:id="list235008475878365" text:continue-list="list235009191628638" text:style-name="WWNum1">
        <text:list-item>
          <text:p text:style-name="P6"><text:span text:style-name="T1">Explica la siguiente frase: </text:span><text:span text:style-name="T2">“aunque el proceso que se sigue es BUILD – MEASURE – LEARN, cuando planificamos una iteración, lo pensamos/planificamos al revés”</text:span><text:span text:style-name="T1">.</text:span></text:p>
        </text:list-item>
      </text:list>
      <text:p text:style-name="P12">El proceso <text:span text:style-name="T3">BUILD – MEASURE – LEARN</text:span><text:span text:style-name="T4"> se basa en la idea de que cuando estamos definiendo nuestro producto o servicio, en cada una de las iteraciones debemos:</text:span></text:p>
      <text:list xml:id="list4056745389" text:style-name="L3">
        <text:list-item>
          <text:p text:style-name="P13"><text:span text:style-name="T4">Construir un PMV con el que interacciones nuestros posibles futuros clientes.</text:span></text:p>
        </text:list-item>
        <text:list-item>
          <text:p text:style-name="P13"><text:span text:style-name="T4">Proporcionar mecanismos al PMV con el que medir la interacción y así obtener datos de interés.</text:span></text:p>
        </text:list-item>
        <text:list-item>
          <text:p text:style-name="P13"><text:span text:style-name="T4">Aprender de los datos obtenidos con el fin saber si estamos en el camino correcto o debemos virar, es decir, como seguir avanzando.</text:span></text:p>
        </text:list-item>
      </text:list>
      <text:p text:style-name="P12"><text:span text:style-name="T4">Sin embargo, la frase hace referencia a que cuando estamos preparando una nueva interacción del producto primero deberemos saber si la dirección hacia la que queremos ir es adecuada. </text:span></text:p>
      <text:p text:style-name="P12"><text:soft-page-break/><text:span text:style-name="T4">Una vez estamos seguros de esto, necesitaremos establecer los mecanismos para poder medir nuestros avances y los resultados que obtener en base a la interacción con los usuarios. </text:span></text:p>
      <text:p text:style-name="P12"><text:span text:style-name="T4"/></text:p>
      <text:p text:style-name="P12"><text:span text:style-name="T4">Finalmente construiremos un nuevo PMV que nos permita aplicar la nueva interacción que hemos diseñado. Tener en cuenta que esto no puede ser al revés, pues podemos desembocar en esfuerzos perdidos.</text:span></text:p>
      <text:p text:style-name="P17"><text:span text:style-name="T4"/></text:p>
      <text:p text:style-name="P1"/>
      <text:list xml:id="list235010183027847" text:continue-list="list235008475878365" text:style-name="WWNum1">
        <text:list-item>
          <text:p text:style-name="P6"><text:span text:style-name="T1">Explica 2 tipos de </text:span><text:span text:style-name="T2">pivot</text:span><text:span text:style-name="T1"> o maneras de pivotar.</text:span></text:p>
        </text:list-item>
      </text:list>
      <text:p text:style-name="P15"><text:span text:style-name="T1">Existen varias formas de pivotar, pero dos explicadas con mis palabras:</text:span></text:p>
      <text:list xml:id="list3349920544" text:style-name="L4">
        <text:list-item>
          <text:p text:style-name="P16"><text:span text:style-name="T1">Podemos darnos cuenta que nuestro producto tiene un enfoque demasiado limitado y decidimos pivotar teniendo un mayor alcance que el pensado originalmente.</text:span></text:p>
        </text:list-item>
        <text:list-item>
          <text:p text:style-name="P16"><text:span text:style-name="T1">Nuestro producto es correcto por que existe una gran demanda sobre él, pero nos damos cuenta que el público en el cual nos estamos enfocando no es el origen de esa demanda, por lo que necesitamos enfocarnos en un público diferent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UMBERTO MARTINEZ SILVA</meta:initial-creator>
    <meta:editing-cycles>16</meta:editing-cycles>
    <meta:creation-date>2022-04-09T08:55:00</meta:creation-date>
    <dc:date>2023-04-04T23:50:07.871753704</dc:date>
    <meta:editing-duration>PT1H59M2S</meta:editing-duration>
    <meta:generator>LibreOffice/7.0.4.2$Linux_X86_64 LibreOffice_project/00$Build-2</meta:generator>
    <meta:document-statistic meta:table-count="0" meta:image-count="0" meta:object-count="0" meta:page-count="3" meta:paragraph-count="27" meta:word-count="709" meta:character-count="4278" meta:non-whitespace-character-count="3603"/>
    <meta:user-defined meta:name="AppVersion">16.0000</meta:user-defined>
    <meta:template xlink:type="simple" xlink:actuate="onRequest" xlink:title="Normal.dotm" xlink:href=""/>
  </office:meta>
</office:document-meta>
</file>